
<file path=META-INF/manifest.xml><?xml version="1.0" encoding="utf-8"?>
<manifest:manifest xmlns:manifest="urn:oasis:names:tc:opendocument:xmlns:manifest:1.0" manifest:version="1.3">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fo="urn:oasis:names:tc:opendocument:xmlns:xsl-fo-compatible:1.0" office:version="1.3">
  <office:body>
    <office:text>
      <text:h text:style-name="Heading_20_1" text:outline-level="1">NDA · Conduction</text:h>
      <text:p text:style-name="Subtitle">Working copy. Editable in LibreOffice, OnlyOffice, or Microsoft Word. For pixel-accurate layout, see the canonical HTML.</text:p>
      <text:p text:style-name="Standard">Design system / Print /  Letters  /  NDA</text:p>
      <text:h text:style-name="Heading_20_2" text:outline-level="2">NDA · geheimhouding</text:h>
      <text:p text:style-name="Standard">Wederzijdse geheimhoudingsverklaring. Eén pagina, twee partijen, vijf artikelen, twee handtekeningen. Standaard kort gehouden, leesbaar voor MKB-buyers zonder juridische staf.</text:p>
      <text:p text:style-name="Standard">conduction.nl · brieven · nda · mutual</text:p>
      <text:p text:style-name="Standard">Geheimhoudingsverklaring</text:p>
      <text:p text:style-name="Standard">Mutual NDA · partijen onderling, looptijd 24 maanden</text:p>
      <text:p text:style-name="Standard">{{ KLANT_NAAM }} {{ KLANT_ADRES }} KvK {{ KLANT_KVK }} vertegenwoordigd door {{ KLANT_VERTEGENWOORDIGER }}</text:p>
      <text:p text:style-name="Standard">Conduction B.V. Lauriergracht 14h, 1016 RR Amsterdam KvK 76741850 vertegenwoordigd door {{ AFZENDER_NAAM }}</text:p>
      <text:h text:style-name="Heading_20_3" text:outline-level="3">Artikel 1 · vertrouwelijke informatie</text:h>
      <text:p text:style-name="Standard">Onder vertrouwelijke informatie wordt verstaan alle gegevens die door één partij aan de andere wordt verstrekt of getoond, mondeling of schriftelijk, in welke vorm dan ook. Algemeen bekende informatie en informatie die rechtmatig zonder geheimhouding is verkregen vallen hierbuiten.</text:p>
      <text:h text:style-name="Heading_20_3" text:outline-level="3">Artikel 2 · geheimhouding</text:h>
      <text:p text:style-name="Standard">Beide partijen verplichten zich vertrouwelijke informatie strikt geheim te houden. De informatie wordt uitsluitend gebruikt voor het doel waarvoor zij is verstrekt en niet aan derden bekend gemaakt zonder voorafgaande schriftelijke toestemming.</text:p>
      <text:h text:style-name="Heading_20_3" text:outline-level="3">Artikel 3 · medewerkers</text:h>
      <text:p text:style-name="Standard">Vertrouwelijke informatie wordt alleen gedeeld met medewerkers die kennis daarvan nodig hebben voor de uitvoering van de samenwerking. Beide partijen zorgen ervoor dat hun medewerkers gebonden zijn aan dezelfde geheimhoudingsverplichting.</text:p>
      <text:h text:style-name="Heading_20_3" text:outline-level="3">Artikel 4 · looptijd</text:h>
      <text:p text:style-name="Standard">Deze verklaring geldt vanaf de datum van ondertekening en eindigt 24 maanden na beëindiging van de samenwerking. De geheimhoudingsplicht blijft van kracht na afloop van deze periode voor zover dit redelijkerwijs noodzakelijk is.</text:p>
      <text:h text:style-name="Heading_20_3" text:outline-level="3">Artikel 5 · recht en geschillen</text:h>
      <text:p text:style-name="Standard">Op deze verklaring is Nederlands recht van toepassing. Geschillen worden in eerste aanleg voorgelegd aan de bevoegde rechter te Amsterdam, tenzij partijen tussentijds anders overeenkomen.</text:p>
      <text:p text:style-name="Standard">Partij A · namens {{ KLANT_NAAM }}</text:p>
      <text:p text:style-name="Standard">{{ KLANT_VERTEGENWOORDIGER }} {{ STAD }}, {{ DATUM }}</text:p>
      <text:p text:style-name="Standard">Partij B · namens Conduction B.V.</text:p>
      <text:p text:style-name="Standard">{{ AFZENDER_NAAM }} Amsterdam, {{ DATUM }}</text:p>
      <text:p text:style-name="Standard">Conduction B.V. Lauriergracht 14h 1016 RR Amsterdam</text:p>
      <text:p text:style-name="Standard">Contact +31 85 303 6840 info@conduction.nl</text:p>
      <text:p text:style-name="Standard">Registratie KvK 76741850 BTW NL860784241B01 IBAN NL51 ABNA 0868951550</text:p>
      <text:p text:style-name="Standard">NDA · mutual · één pagina, twee partijen</text:p>
      <text:p text:style-name="Standard">Why we built it this way</text:p>
      <text:h text:style-name="Heading_20_2" text:outline-level="2">Eén pagina, leesbaar zonder advocaat</text:h>
      <text:p text:style-name="Standard">Een NDA is niet de bottleneck van een MKB-deal. Vijf artikelen, kort, in normaal Nederlands. Geen tien-pagina kantoor-contract; één pagina die een directeur in vijf minuten leest en tekent.</text:p>
      <text:list>
        <text:list-item>
          <text:p text:style-name="List">Mutual, niet eenzijdig. Beide partijen krijgen dezelfde verplichting. MKB-buyers tekenen geen één-richtings-NDA's, en wij willen die ook niet.</text:p>
        </text:list-item>
        <text:list-item>
          <text:p text:style-name="List">24 maanden, geen "in eeuwigheid". Realistische looptijd. Eeuwigheidsclausules worden door rechters toch niet afgedwongen.</text:p>
        </text:list-item>
        <text:list-item>
          <text:p text:style-name="List">Vijf artikelen, geen vijftien. Definitie, geheimhouding, medewerkers, looptijd, recht. Wat niet in deze vijf past, hoort niet in een NDA.</text:p>
        </text:list-item>
        <text:list-item>
          <text:p text:style-name="List">Twee handtekeningen, gelijkwaardig. Geen "namens de Wederpartij gegeven door de gevolmachtigde van de" formuleringen. Naam, plaats, datum, handtekening.</text:p>
        </text:list-item>
        <text:list-item>
          <text:p text:style-name="List">Nederlands recht, Amsterdam-bevoegdheid. Standaard, niet onderhandelbaar. Voorkomt drie e-mails over jurisdictie.</text:p>
        </text:list-item>
      </text:list>
      <text:p text:style-name="Standard">A4 · NL canonical · --bleed 0 · one-pager · placeholders use {{ }} · legal review by {{ ADVOCAAT }} {{ DATUM }}</text:p>
      <text:p text:style-name="Standard">letterhead footer-strip pattern · voice for "leesbaar zonder advocaat" · .paper--A4 ·
        sits before quotation in de werkstroom waar nodig</text:p>
      <text:p text:style-name="Footer">Canonical layout: https://design-system.conduction.nl/preview/print/nda.html · Conduction design system · tokens.css · generated 2026-05-13</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table="urn:oasis:names:tc:opendocument:xmlns:table:1.0" office:version="1.3">
  <office:font-face-decls>
    <style:font-face xmlns:svg="urn:oasis:names:tc:opendocument:xmlns:svg-compatible:1.0" style:name="Figtree" svg:font-family="Figtree, 'Helvetica Neue', Arial, sans-serif"/>
    <style:font-face xmlns:svg="urn:oasis:names:tc:opendocument:xmlns:svg-compatible:1.0" style:name="IBM Plex Mono" svg:font-family="'IBM Plex Mono', Menlo, Consolas, monospace"/>
  </office:font-face-decls>
  <office:styles>
    <style:default-style style:family="paragraph">
      <style:text-properties style:font-name="Figtree" fo:font-size="11pt" fo:color="#152D5C"/>
      <style:paragraph-properties fo:line-height="150%" fo:margin-top="0cm" fo:margin-bottom="0.25cm"/>
    </style:default-style>
    <style:style style:name="Standard" style:family="paragraph" style:class="text"/>
    <style:style style:name="Heading_20_1" style:display-name="Heading 1" style:family="paragraph" style:next-style-name="Standard">
      <style:text-properties style:font-name="Figtree" fo:font-size="24pt" fo:font-weight="bold" fo:color="#21468B"/>
      <style:paragraph-properties fo:margin-top="0.6cm" fo:margin-bottom="0.3cm"/>
    </style:style>
    <style:style style:name="Heading_20_2" style:display-name="Heading 2" style:family="paragraph" style:next-style-name="Standard">
      <style:text-properties style:font-name="Figtree" fo:font-size="16pt" fo:font-weight="bold" fo:color="#21468B"/>
      <style:paragraph-properties fo:margin-top="0.5cm" fo:margin-bottom="0.2cm"/>
    </style:style>
    <style:style style:name="Heading_20_3" style:display-name="Heading 3" style:family="paragraph" style:next-style-name="Standard">
      <style:text-properties style:font-name="Figtree" fo:font-size="13pt" fo:font-weight="bold" fo:color="#152D5C"/>
      <style:paragraph-properties fo:margin-top="0.4cm" fo:margin-bottom="0.15cm"/>
    </style:style>
    <style:style style:name="Subtitle" style:family="paragraph" style:next-style-name="Standard">
      <style:text-properties style:font-name="Figtree" fo:font-size="13pt" fo:color="#4D69A4" fo:font-style="italic"/>
      <style:paragraph-properties fo:margin-bottom="0.5cm"/>
    </style:style>
    <style:style style:name="Accent" style:family="text">
      <style:text-properties fo:color="#F36C21" fo:font-weight="bold"/>
    </style:style>
    <style:style style:name="List" style:family="paragraph" style:parent-style-name="Standard">
      <style:paragraph-properties fo:margin-left="0.6cm" fo:margin-bottom="0.15cm"/>
    </style:style>
    <style:style style:name="Footer" style:family="paragraph">
      <style:text-properties style:font-name="IBM Plex Mono" fo:font-size="9pt" fo:color="#4D69A4"/>
      <style:paragraph-properties fo:margin-top="1cm" fo:border-top="0.5pt solid #21468B" fo:padding-top="0.25cm"/>
    </style:style>
  </office:styles>
  <office:automatic-styles>
    <style:page-layout style:name="PL1">
      <style:page-layout-properties fo:page-width="21cm" fo:page-height="29.7cm" fo:margin-top="2.2cm" fo:margin-bottom="2cm" fo:margin-left="2.2cm" fo:margin-right="2.2cm" style:print-orientation="portrait"/>
    </style:page-layout>
  </office:automatic-styles>
  <office:master-styles>
    <style:master-page style:name="Standard" style:page-layout-name="PL1"/>
  </office:master-styles>
</office:document-styles>
</file>

<file path=meta.xml><?xml version="1.0" encoding="utf-8"?>
<office:document-meta xmlns:office="urn:oasis:names:tc:opendocument:xmlns:office:1.0" xmlns:meta="urn:oasis:names:tc:opendocument:xmlns:meta:1.0" xmlns:dc="http://purl.org/dc/elements/1.1/" office:version="1.3">
  <office:meta>
    <meta:generator>Conduction design-system / build-odf.py</meta:generator>
    <dc:title>NDA · Conduction</dc:title>
    <dc:creator>Conduction B.V.</dc:creator>
    <meta:initial-creator>Conduction B.V.</meta:initial-creator>
    <dc:date>2026-05-13T05:21:41+00:00</dc:date>
    <meta:creation-date>2026-05-13T05:21:41+00:00</meta:creation-date>
  </office:meta>
</office:document-meta>
</file>